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scrição do mapeamento feito, que descreva o conjunto de regras de transformação aplicadas</text:p>
      <text:p text:style-name="Standard">sobre o esquema ER para derivação do esquema relacional correspondente. Neste conjunto de regras, deve ficar claro como cada entidade, relacionamento, atributo foi transformado em elementos do modelo relacional, e o porquê da estratégia escolhida.</text:p>
      <text:p text:style-name="Standard"/>
      <text:p text:style-name="Standard">A descrição textual das tabelas em DDL não é considerada como regras de transforma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3:51:38.949427458</meta:creation-date>
    <meta:generator>LibreOffice/6.0.6.2$Linux_X86_64 LibreOffice_project/00m0$Build-2</meta:generator>
    <dc:date>2018-11-29T13:56:06.960331523</dc:date>
    <meta:editing-duration>PT1M53S</meta:editing-duration>
    <meta:editing-cycles>2</meta:editing-cycles>
    <meta:document-statistic meta:table-count="0" meta:image-count="0" meta:object-count="0" meta:page-count="1" meta:paragraph-count="3" meta:word-count="62" meta:character-count="424" meta:non-whitespace-character-count="365"/>
  </office:meta>
</office:document-meta>
</file>